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6628054939AD04478D.jpg" manifest:media-type="image/jpeg"/>
  <manifest:file-entry manifest:full-path="Pictures/100000000000035200000500EC573DC63D38FEC1.jpg" manifest:media-type="image/jpeg"/>
  <manifest:file-entry manifest:full-path="Pictures/10000000000005000000036AC46A36B4B67FC1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843cm" svg:y="17.845cm" svg:width="11.769cm" svg:height="8.035cm" draw:z-index="0"><draw:image xlink:href="Pictures/10000000000005000000036AC46A36B4B67FC19B.jpg" xlink:type="simple" xlink:show="embed" xlink:actuate="onLoad" draw:mime-type="image/jpeg"/></draw:frame><draw:frame draw:style-name="fr1" draw:name="Figura2" text:anchor-type="char" svg:x="-1.125cm" svg:y="-0.563cm" svg:width="7.648cm" svg:height="11.516cm" draw:z-index="1"><draw:image xlink:href="Pictures/100000000000035200000500EC573DC63D38FEC1.jpg" xlink:type="simple" xlink:show="embed" xlink:actuate="onLoad" draw:mime-type="image/jpeg"/></draw:frame><draw:frame draw:style-name="fr1" draw:name="Figura3" text:anchor-type="char" svg:x="6.879cm" svg:y="8.751cm" svg:width="11.444cm" svg:height="7.777cm" draw:z-index="2"><draw:image xlink:href="Pictures/10000000000005000000036628054939AD04478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6:25:01.822513256</meta:creation-date>
    <meta:editing-duration>PT9M13S</meta:editing-duration>
    <meta:editing-cycles>2</meta:editing-cycles>
    <meta:generator>LibreOffice/7.3.7.2$Linux_X86_64 LibreOffice_project/30$Build-2</meta:generator>
    <dc:date>2023-01-06T16:35:10.084737831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